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B</text:p>
          </table:table-cell>
          <table:table-cell office:value-type="string">
            <text:p>ENTRA SI/N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ock-a-Pix Deluxe</text:p>
          </table:table-cell>
          <table:table-cell office:value-type="float" office:value="0.08203125">
            <text:p>0,0820312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stanbul: Digital Edition </text:p>
          </table:table-cell>
          <table:table-cell office:value-type="float" office:value="0.322265625">
            <text:p>0,32226562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ms of War </text:p>
          </table:table-cell>
          <table:table-cell office:value-type="float" office:value="0.447265625">
            <text:p>0,44726562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uyo Puyo Tetris </text:p>
          </table:table-cell>
          <table:table-cell office:value-type="float" office:value="1.09">
            <text:p>1,09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 Am Setsuna</text:p>
          </table:table-cell>
          <table:table-cell office:value-type="float" office:value="1.4">
            <text:p>1,4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r Conflicts: Pacific Carriers</text:p>
          </table:table-cell>
          <table:table-cell office:value-type="float" office:value="1.4">
            <text:p>1,4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r Conflicts: Secret Wars</text:p>
          </table:table-cell>
          <table:table-cell office:value-type="float" office:value="1.5">
            <text:p>1,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nipperclips: Cut it Out, Together</text:p>
          </table:table-cell>
          <table:table-cell office:value-type="float" office:value="1.6">
            <text:p>1,6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ferno Climber: Reborn </text:p>
          </table:table-cell>
          <table:table-cell office:value-type="float" office:value="1.7">
            <text:p>1,7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uphead </text:p>
          </table:table-cell>
          <table:table-cell office:value-type="float" office:value="3.3">
            <text:p>3,3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bunaga’s Ambition</text:p>
          </table:table-cell>
          <table:table-cell office:value-type="float" office:value="5">
            <text:p>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sgaea 5</text:p>
          </table:table-cell>
          <table:table-cell office:value-type="float" office:value="5.92">
            <text:p>5,92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o Kart 8 Deluxe</text:p>
          </table:table-cell>
          <table:table-cell office:value-type="float" office:value="7">
            <text:p>7</text:p>
          </table:table-cell>
          <table:table-cell office:value-type="string">
            <text:p>SI</text:p>
          </table:table-cell>
          <table:table-cell office:value-type="string">
            <text:p>total=</text:p>
          </table:table-cell>
          <table:table-cell table:formula="of:=+SUM([.C3:.C15])" office:value-type="float" office:value="30.7615625">
            <text:p>30,7615625</text:p>
          </table:table-cell>
          <table:table-cell office:value-type="string">
            <text:p>GB</text:p>
          </table:table-cell>
        </table:table-row>
        <table:table-row table:style-name="ro1">
          <table:table-cell/>
          <table:table-cell office:value-type="string">
            <text:p>The Legend of Zelda: Breath of the Wild </text:p>
          </table:table-cell>
          <table:table-cell office:value-type="float" office:value="13.4">
            <text:p>13,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ragon Quest Heroes I·II</text:p>
          </table:table-cell>
          <table:table-cell office:value-type="float" office:value="32.00002294">
            <text:p>32,00002294</text:p>
          </table:table-cell>
          <table:table-cell office:value-type="string">
            <text:p>NO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6">16/06/2021</text:date>, <text:time>23:3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ía Fraga</meta:initial-creator>
    <meta:creation-date>2021-06-16T23:30:43.05</meta:creation-date>
    <dc:date>2021-06-16T23:34:40.73</dc:date>
    <dc:creator>Sofía Fraga</dc:creator>
    <meta:editing-duration>PT4M3S</meta:editing-duration>
    <meta:editing-cycles>1</meta:editing-cycles>
    <meta:document-statistic meta:table-count="3" meta:cell-count="50" meta:object-count="0"/>
    <meta:generator>OpenOffice/4.1.5$Win32 OpenOffice.org_project/415m1$Build-9789</meta:generator>
  </office:meta>
</office:document-meta>
</file>